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1" svg:font-family="'Latin Modern Math'"/>
    <style:font-face style:name="Latin Modern Math2" svg:font-family="'Latin Modern Math'" style:font-adornments="Regular"/>
    <style:font-face style:name="Latin Modern Math" svg:font-family="'Latin Modern Math'" style:font-pitch="variable"/>
    <style:font-face style:name="Liberation Sans1" svg:font-family="'Liberation Sans'" style:font-pitch="variable"/>
    <style:font-face style:name="cmmi10" svg:font-family="cmmi10" style:font-pitch="variable"/>
    <style:font-face style:name="cmr10" svg:font-family="cmr10" style:font-pitch="variable"/>
    <style:font-face style:name="cmr101" svg:font-family="cmr10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5.436cm" fo:min-width="9.886cm"/>
    </style:style>
    <style:style style:name="gr2" style:family="graphic" style:parent-style-name="standard">
      <style:graphic-properties draw:textarea-horizontal-align="justify" draw:textarea-vertical-align="middle" draw:auto-grow-height="false" fo:min-height="2.706cm" fo:min-width="4.40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4.95cm" fo:min-width="4.2cm"/>
    </style:style>
    <style:style style:name="gr4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5.856cm" fo:min-width="1.306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1.3cm"/>
    </style:style>
    <style:style style:name="gr6" style:family="graphic" style:parent-style-name="objectwithoutfill">
      <style:graphic-properties svg:stroke-width="0.04cm" draw:marker-start="Arrow" draw:marker-start-width="0.15cm" draw:marker-end="" draw:marker-end-width="0.15cm" draw:fill="none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5cm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3.7cm"/>
    </style:style>
    <style:style style:name="gr9" style:family="graphic" style:parent-style-name="standard">
      <style:graphic-properties draw:stroke="none" svg:stroke-color="#000000" draw:fill="none" draw:fill-color="#ffffff" fo:min-height="0.802cm"/>
    </style:style>
    <style:style style:name="gr10" style:family="graphic" style:parent-style-name="standard">
      <style:graphic-properties draw:stroke="none" svg:stroke-color="#000000" draw:fill="none" draw:fill-color="#ffffff" fo:min-height="0.35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3.2cm"/>
    </style:style>
    <style:style style:name="gr12" style:family="graphic" style:parent-style-name="standard">
      <style:graphic-properties draw:stroke="none" draw:fill="none" fo:min-height="2.219cm"/>
    </style:style>
    <style:style style:name="gr13" style:family="graphic" style:parent-style-name="standard">
      <style:graphic-properties draw:stroke="none" draw:fill="none" fo:min-height="2.45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draw:fill="none" fo:min-height="2.22cm"/>
    </style:style>
    <style:style style:name="gr16" style:family="graphic" style:parent-style-name="objectwithoutfill">
      <style:graphic-properties svg:stroke-width="0.04cm" draw:marker-start="" draw:marker-start-width="0.15cm" draw:marker-end="Arrow" draw:marker-end-width="0.15cm" draw:fill="none" draw:textarea-vertical-align="middle" fo:padding-top="0.145cm" fo:padding-bottom="0.145cm" fo:padding-left="0.27cm" fo:padding-right="0.27cm"/>
    </style:style>
    <style:style style:name="gr17" style:family="graphic" style:parent-style-name="standard">
      <style:graphic-properties draw:stroke="none" draw:fill="none" fo:min-height="0.435cm"/>
    </style:style>
    <style:style style:name="gr18" style:family="graphic" style:parent-style-name="standard">
      <style:graphic-properties draw:stroke="none" draw:fill="none" fo:min-height="5.263cm"/>
    </style:style>
    <style:style style:name="gr19" style:family="graphic" style:parent-style-name="standard">
      <style:graphic-properties draw:stroke="none" draw:fill="none" fo:min-height="0.3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mr10" fo:font-size="9.5pt" style:font-size-asian="9.5pt" style:font-size-complex="9.5pt"/>
    </style:style>
    <style:style style:name="P3" style:family="paragraph">
      <style:paragraph-properties fo:text-align="center"/>
      <style:text-properties style:font-name="cmr101" fo:font-size="18pt" style:font-size-asian="18pt" style:font-size-complex="18pt"/>
    </style:style>
    <style:style style:name="P4" style:family="paragraph">
      <style:text-properties style:font-name="cmr10" fo:font-size="9.5pt" style:font-size-asian="9.5pt" style:font-size-complex="9.5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style:font-name="cmr10"/>
    </style:style>
    <style:style style:name="T1" style:family="text">
      <style:text-properties style:font-name="cmr10" fo:font-size="9.5pt" style:font-size-asian="9.5pt" style:font-size-complex="9.5pt"/>
    </style:style>
    <style:style style:name="T2" style:family="text">
      <style:text-properties style:font-name="Latin Modern Math2" fo:font-size="9.5pt" style:font-name-asian="Latin Modern Math2" style:font-size-asian="9.5pt" style:font-name-complex="Latin Modern Math2" style:font-size-complex="9.5pt"/>
    </style:style>
    <style:style style:name="T3" style:family="text">
      <style:text-properties style:text-position="-33% 58%" style:font-name="cmr10" fo:font-size="9.5pt" style:font-size-asian="9.5pt" style:font-size-complex="9.5pt"/>
    </style:style>
    <style:style style:name="T4" style:family="text">
      <style:text-properties style:text-position="0% 100%" style:font-name="cmr10" fo:font-size="9.5pt" style:font-size-asian="9.5pt" style:font-size-complex="9.5pt"/>
    </style:style>
    <style:style style:name="T5" style:family="text">
      <style:text-properties style:text-position="-33% 58%" style:font-name="Latin Modern Math2" fo:font-size="9.5pt" style:font-name-asian="Latin Modern Math2" style:font-size-asian="9.5pt" style:font-name-complex="Latin Modern Math2" style:font-size-complex="9.5pt"/>
    </style:style>
    <style:style style:name="T6" style:family="text">
      <style:text-properties style:text-position="0% 100%" style:font-name="Latin Modern Math2" fo:font-size="9.5pt" style:font-name-asian="Latin Modern Math2" style:font-size-asian="9.5pt" style:font-name-complex="Latin Modern Math2" style:font-size-complex="9.5pt"/>
    </style:style>
    <style:style style:name="T7" style:family="text">
      <style:text-properties style:text-position="-33% 58%" style:font-name="Latin Modern Math2" fo:font-size="9.5pt" fo:font-style="normal" style:font-name-asian="Latin Modern Math2" style:font-size-asian="9.5pt" style:font-style-asian="normal" style:font-name-complex="Latin Modern Math2" style:font-size-complex="9.5pt" style:font-style-complex="normal"/>
    </style:style>
    <style:style style:name="T8" style:family="text">
      <style:text-properties style:text-position="-33% 58%" style:font-name="cmmi10" fo:font-size="10pt" style:font-size-asian="10pt" style:font-size-complex="10pt"/>
    </style:style>
    <style:style style:name="T9" style:family="text">
      <style:text-properties style:text-position="0% 100%" style:font-name="Latin Modern Math" fo:font-size="9.5pt" style:font-size-asian="9.5pt" style:font-size-complex="9.5pt"/>
    </style:style>
    <style:style style:name="T10" style:family="text">
      <style:text-properties style:text-position="0% 100%" style:font-name="cmmi10" fo:font-size="9.5pt" style:font-size-asian="9.5pt" style:font-size-complex="9.5pt"/>
    </style:style>
    <style:style style:name="T11" style:family="text">
      <style:text-properties style:text-position="-33% 58%" style:font-name="cmmi10" fo:font-size="9.5pt" style:font-size-asian="9.5pt" style:font-size-complex="9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cm" svg:height="6.3cm" svg:x="3.5cm" svg:y="0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9cm" svg:height="5.6cm" svg:x="9.4cm" svg:y="0.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2" draw:layer="layout" svg:width="4.7cm" svg:height="5.2cm" svg:x="3.9cm" svg:y="0.8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cm" svg:height="6.3cm" svg:x="0.3cm" svg:y="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.8cm" svg:height="1cm" svg:x="0.4cm" svg:y="1.6cm">
          <text:p><text:span text:style-name="T1">Bild </text:span><text:span text:style-name="T2">Γ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4.8cm" svg:y1="2.1cm" svg:x2="2.2cm" svg:y2="2.1cm">
          <text:p/>
        </draw:line>
        <draw:custom-shape draw:style-name="gr7" draw:text-style-name="P2" draw:layer="layout" svg:width="3cm" svg:height="0.8cm" svg:x="4.8cm" svg:y="1.6cm">
          <text:p text:style-name="P1"><text:span text:style-name="T1">Projektion von </text:span><text:span text:style-name="T2">⟦Γ⟧</text:span><text:span text:style-name="T1"> 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2cm" svg:height="1cm" svg:x="9.8cm" svg:y="1.5cm">
          <text:p text:style-name="P1"><text:span text:style-name="T1">Eigenfacevektoren u</text:span><text:span text:style-name="T3">1</text:span><text:span text:style-name="T4">,...,u</text:span><text:span text:style-name="T3">k</text:span>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1.7cm" svg:height="1.052cm" svg:x="0.7cm" svg:y="0.2cm">
          <draw:text-box>
            <text:p><text:span text:style-name="T1">Alice</text:span></text:p>
          </draw:text-box>
        </draw:frame>
        <draw:frame draw:style-name="gr10" draw:text-style-name="P2" draw:layer="layout" svg:width="2.1cm" svg:height="0.6cm" svg:x="7.7cm" svg:y="0.2cm">
          <draw:text-box>
            <text:p text:style-name="P1"><text:span text:style-name="T1">Bob</text:span></text:p>
          </draw:text-box>
        </draw:frame>
        <draw:custom-shape draw:style-name="gr8" draw:text-style-name="P2" draw:layer="layout" svg:width="4.2cm" svg:height="1cm" svg:x="9.8cm" svg:y="3cm">
          <text:p text:style-name="P1"><text:span text:style-name="T1">Featurevektoren </text:span><text:span text:style-name="T2">Ω</text:span><text:span text:style-name="T5">1</text:span><text:span text:style-name="T6">,...,Ω</text:span><text:span text:style-name="T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7.8cm" svg:y1="2cm" svg:x2="9.8cm" svg:y2="2cm">
          <text:p/>
        </draw:line>
        <draw:custom-shape draw:style-name="gr7" draw:text-style-name="P2" draw:layer="layout" svg:width="3cm" svg:height="0.8cm" svg:x="4.8cm" svg:y="3.1cm">
          <text:p text:style-name="P1"><text:span text:style-name="T1">Abstand zu </text:span><text:span text:style-name="T2">Ω</text:span><text:span text:style-name="T5">i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7cm" svg:height="0.8cm" svg:x="4.4cm" svg:y="4.7cm">
          <text:p text:style-name="P1"><text:span text:style-name="T1">Suche nach ID</text:span><text:span text:style-name="T3">i </text:span><text:span text:style-name="T4">von </text:span><text:span text:style-name="T6">Ω</text:span><text:span text:style-name="T5">i</text:span>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4.8cm" svg:height="1.052cm" svg:x="4.4cm" svg:y="0.8cm">
          <draw:text-box>
            <text:p><text:span text:style-name="T1">Eigenface Algorithmus</text:span></text:p>
          </draw:text-box>
        </draw:frame>
        <draw:frame draw:style-name="gr12" draw:layer="layout" svg:width="2.289cm" svg:height="2.469cm" svg:x="2.5cm" svg:y="0.6cm">
          <draw:text-box>
            <text:p><text:span text:style-name="T1"><text:s/></text:span><text:span text:style-name="T2">⟦</text:span><text:span text:style-name="T2">Γ⟧</text:span></text:p>
          </draw:text-box>
        </draw:frame>
        <draw:line draw:style-name="gr6" draw:text-style-name="P3" draw:layer="layout" svg:x1="7.8cm" svg:y1="3.5cm" svg:x2="9.8cm" svg:y2="3.5cm">
          <text:p/>
        </draw:line>
        <draw:line draw:style-name="gr6" draw:text-style-name="P3" draw:layer="layout" svg:x1="6.2cm" svg:y1="3.1cm" svg:x2="6.2cm" svg:y2="2.4cm">
          <text:p/>
        </draw:line>
        <draw:frame draw:style-name="gr13" draw:text-style-name="P1" draw:layer="layout" svg:width="2.843cm" svg:height="2.7cm" svg:x="5.157cm" svg:y="1.5cm">
          <draw:text-box>
            <text:p text:style-name="P1"><text:span text:style-name="T2">⟦</text:span><text:span text:style-name="T2">Ω⟧</text:span></text:p>
          </draw:text-box>
        </draw:frame>
        <draw:line draw:style-name="gr14" draw:text-style-name="P1" draw:layer="layout" svg:x1="6.4cm" svg:y1="2.5cm" svg:x2="6.7cm" svg:y2="2.5cm">
          <text:p/>
        </draw:line>
        <draw:line draw:style-name="gr6" draw:text-style-name="P3" draw:layer="layout" svg:x1="6.2cm" svg:y1="4.7cm" svg:x2="6.2cm" svg:y2="3.9cm">
          <text:p/>
        </draw:line>
        <draw:frame draw:style-name="gr15" draw:text-style-name="P1" draw:layer="layout" svg:width="0.84cm" svg:height="2.47cm" svg:x="6.16cm" svg:y="3.03cm">
          <draw:text-box>
            <text:p text:style-name="P1"><text:span text:style-name="T2">Ω</text:span><text:span text:style-name="T7">i</text:span></text:p>
          </draw:text-box>
        </draw:frame>
        <draw:custom-shape draw:style-name="gr8" draw:text-style-name="P2" draw:layer="layout" svg:width="4.2cm" svg:height="1cm" svg:x="9.8cm" svg:y="4.5cm">
          <text:p text:style-name="P1"><text:span text:style-name="T1">IDs 0,</text:span><text:span text:style-name="T4">ID</text:span><text:span text:style-name="T3">1</text:span><text:span text:style-name="T6">,...,ID</text:span><text:span text:style-name="T5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3" draw:layer="layout" svg:x1="8.1cm" svg:y1="5.1cm" svg:x2="9.8cm" svg:y2="5.1cm">
          <text:p/>
        </draw:line>
        <draw:frame draw:style-name="gr10" draw:text-style-name="P2" draw:layer="layout" svg:width="2.1cm" svg:height="0.6cm" svg:x="10.8cm" svg:y="0.8cm">
          <draw:text-box>
            <text:p text:style-name="P1"><text:span text:style-name="T1">DB</text:span></text:p>
          </draw:text-box>
        </draw:frame>
        <draw:line draw:style-name="gr6" draw:text-style-name="P3" draw:layer="layout" svg:x1="4.8cm" svg:y1="3.7cm" svg:x2="2cm" svg:y2="3.7cm">
          <text:p/>
        </draw:line>
        <draw:frame draw:style-name="gr12" draw:layer="layout" svg:width="2.289cm" svg:height="2.469cm" svg:x="2.411cm" svg:y="1.8cm">
          <draw:text-box>
            <text:p><text:span text:style-name="T1"><text:s/></text:span><text:span text:style-name="T2">⟦</text:span><text:span text:style-name="T2">x</text:span><text:span text:style-name="T5">i</text:span><text:span text:style-name="T2">⟧</text:span></text:p>
          </draw:text-box>
        </draw:frame>
        <draw:line draw:style-name="gr16" draw:text-style-name="P3" draw:layer="layout" svg:x1="4.79cm" svg:y1="3.4cm" svg:x2="1.9cm" svg:y2="3.4cm">
          <text:p/>
        </draw:line>
        <draw:frame draw:style-name="gr12" draw:layer="layout" svg:width="2.289cm" svg:height="2.469cm" svg:x="2.412cm" svg:y="2.801cm">
          <draw:text-box>
            <text:p><text:span text:style-name="T1"><text:s/></text:span><text:span text:style-name="T2">⟦</text:span><text:span text:style-name="T2">x</text:span><text:span text:style-name="T5">i</text:span><text:span text:style-name="T2">⟧</text:span></text:p>
          </draw:text-box>
        </draw:frame>
        <draw:frame draw:style-name="gr17" draw:text-style-name="P5" draw:layer="layout" svg:width="0.773cm" svg:height="0.685cm" svg:x="2.8cm" svg:y="3.5cm">
          <draw:text-box>
            <text:p><text:span text:style-name="T8">2</text:span></text:p>
          </draw:text-box>
        </draw:frame>
        <draw:frame draw:style-name="gr12" draw:layer="layout" svg:width="1.924cm" svg:height="2.469cm" svg:x="0.576cm" svg:y="-0.298cm">
          <draw:text-box>
            <text:p><text:span text:style-name="T9">(</text:span><text:span text:style-name="T10">k</text:span><text:span text:style-name="T11">s</text:span><text:span text:style-name="T4">,</text:span><text:span text:style-name="T10">k</text:span><text:span text:style-name="T11">p</text:span><text:span text:style-name="T9">)</text:span></text:p>
          </draw:text-box>
        </draw:frame>
        <draw:frame draw:style-name="gr18" draw:layer="layout" svg:width="1.425cm" svg:height="5.513cm" svg:x="8.975cm" svg:y="0.235cm">
          <draw:text-box>
            <text:p><text:span text:style-name="T10">k</text:span><text:span text:style-name="T11">p</text:span></text:p>
          </draw:text-box>
        </draw:frame>
        <draw:line draw:style-name="gr16" draw:text-style-name="P3" draw:layer="layout" svg:x1="4.39cm" svg:y1="5.1cm" svg:x2="1.9cm" svg:y2="5.1cm">
          <text:p/>
        </draw:line>
        <draw:frame draw:style-name="gr19" draw:text-style-name="P6" draw:layer="layout" svg:width="0.934cm" svg:height="0.643cm" svg:x="2.6cm" svg:y="4.6cm">
          <draw:text-box>
            <text:p text:style-name="P1"><text:span text:style-name="T1">ID</text:span><text:span text:style-name="T3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Math1" svg:font-family="'Latin Modern Math'"/>
    <style:font-face style:name="Latin Modern Math2" svg:font-family="'Latin Modern Math'" style:font-adornments="Regular"/>
    <style:font-face style:name="Latin Modern Math" svg:font-family="'Latin Modern Math'" style:font-pitch="variable"/>
    <style:font-face style:name="Liberation Sans1" svg:font-family="'Liberation Sans'" style:font-pitch="variable"/>
    <style:font-face style:name="cmmi10" svg:font-family="cmmi10" style:font-pitch="variable"/>
    <style:font-face style:name="cmr10" svg:font-family="cmr10" style:font-pitch="variable"/>
    <style:font-face style:name="cmr101" svg:font-family="cmr10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2" style:font-family-asian="'Liberation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6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1T15:53:52.317758225</meta:creation-date>
    <dc:date>2017-05-22T08:37:32.558881701</dc:date>
    <meta:editing-duration>PT1H30M5S</meta:editing-duration>
    <meta:editing-cycles>10</meta:editing-cycles>
    <meta:generator>LibreOffice/4.3.3.2$Linux_X86_64 LibreOffice_project/430m0$Build-2</meta:generator>
    <meta:document-statistic meta:object-count="34"/>
  </office:meta>
</office:document-meta>
</file>